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74e0" officeooo:paragraph-rsid="000f74e0"/>
    </style:style>
    <style:style style:name="P2" style:family="paragraph" style:parent-style-name="Standard">
      <style:text-properties fo:font-weight="bold" officeooo:rsid="000f74e0" officeooo:paragraph-rsid="000f74e0" style:font-weight-asian="bold" style:font-weight-complex="bold"/>
    </style:style>
    <style:style style:name="P3" style:family="paragraph" style:parent-style-name="Standard">
      <style:text-properties fo:font-weight="bold" officeooo:rsid="00112d42" officeooo:paragraph-rsid="00112d42" style:font-weight-asian="bold" style:font-weight-complex="bold"/>
    </style:style>
    <style:style style:name="P4" style:family="paragraph" style:parent-style-name="Standard">
      <style:text-properties fo:font-weight="normal" officeooo:rsid="00112d42" officeooo:paragraph-rsid="00112d42" style:font-weight-asian="normal" style:font-weight-complex="normal"/>
    </style:style>
    <style:style style:name="P5" style:family="paragraph" style:parent-style-name="Standard">
      <style:text-properties fo:font-weight="normal" officeooo:rsid="00112d42" officeooo:paragraph-rsid="001378f7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12d42" style:font-weight-asian="normal" style:font-weight-complex="normal"/>
    </style:style>
    <style:style style:name="T3" style:family="text">
      <style:text-properties officeooo:rsid="00112d42"/>
    </style:style>
    <style:style style:name="T4" style:family="text">
      <style:text-properties officeooo:rsid="001317ad"/>
    </style:style>
    <style:style style:name="T5" style:family="text">
      <style:text-properties officeooo:rsid="001378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S Competion Group</text:p>
      <text:p text:style-name="P1"/>
      <text:p text:style-name="P1">Estrutura</text:p>
      <text:p text:style-name="P1">- Reunioes uma vez por semana</text:p>
      <text:p text:style-name="P1">- 6 pessoas</text:p>
      <text:p text:style-name="P1">- Começavam do 0</text:p>
      <text:p text:style-name="P1">- Ricardo ou Ernani davam uma aula de assuntos aleatorios</text:p>
      <text:p text:style-name="P1"/>
      <text:p text:style-name="P1">Problemas</text:p>
      <text:p text:style-name="P1">- Comprometimento</text:p>
      <text:p text:style-name="P1">- Desnivel de conhecimento</text:p>
      <text:p text:style-name="P1">- Dependencia da orientação</text:p>
      <text:p text:style-name="P1">- Pessoas estavam lá por livre espontanea pressão</text:p>
      <text:p text:style-name="P1"/>
      <text:p text:style-name="P2">Objetivo: <text:span text:style-name="T1">aprendizado de Data Science e Machine Learning para facilitação do ingresso no mercado de trabalho ou aplicação em outras áreas profissionais por meio de desafios de ciência de dados.</text:span></text:p>
      <text:p text:style-name="P1"/>
      <text:p text:style-name="P2"><text:span text:style-name="T3">Requisitos</text:span> <text:span text:style-name="T3">de entrada</text:span>:</text:p>
      <text:p text:style-name="P2">-<text:span text:style-name="T1"> </text:span><text:span text:style-name="T2">Python</text:span></text:p>
      <text:p text:style-name="P3"><text:span text:style-name="T1">- Numpy</text:span></text:p>
      <text:p text:style-name="P3"><text:span text:style-name="T1">- Pandas</text:span></text:p>
      <text:p text:style-name="P3"><text:span text:style-name="T1">- Matplot</text:span></text:p>
      <text:p text:style-name="P3"><text:span text:style-name="T1"/></text:p>
      <text:p text:style-name="P3">Processo de ingresso</text:p>
      <text:p text:style-name="P4">Teste: EDA ou x</text:p>
      <text:p text:style-name="P4">Bate-papo</text:p>
      <text:p text:style-name="P2"/>
      <text:p text:style-name="P3">Requisitos de permanencia:</text:p>
      <text:p text:style-name="P3">- <text:span text:style-name="T1">Assiduidade nas reuniões</text:span></text:p>
      <text:p text:style-name="P3"><text:span text:style-name="T1">- </text:span></text:p>
      <text:p text:style-name="P3"><text:span text:style-name="T1"/></text:p>
      <text:p text:style-name="P3">Funcionamento</text:p>
      <text:p text:style-name="P4">- Formação: cursos e desafio</text:p>
      <text:p text:style-name="P4"><text:tab/>- <text:span text:style-name="T5">padrinho</text:span></text:p>
      <text:p text:style-name="P5"><text:tab/>- <text:span text:style-name="T5">3 meses de deadline</text:span></text:p>
      <text:p text:style-name="P5"><text:span text:style-name="T5"><text:tab/>- 10 mínimo semana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9T14:28:52.635665235</meta:creation-date>
    <dc:date>2018-08-29T15:17:22.138629994</dc:date>
    <meta:editing-duration>PT3M25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28" meta:word-count="120" meta:character-count="706" meta:non-whitespace-character-count="610"/>
  </office:meta>
</office:document-meta>
</file>